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officeooo:rsid="000f601c" officeooo:paragraph-rsid="000fdd6a"/>
    </style:style>
    <style:style style:name="P2" style:family="paragraph" style:parent-style-name="Standard">
      <style:text-properties style:font-name="Times" officeooo:rsid="000f601c" officeooo:paragraph-rsid="0012130d"/>
    </style:style>
    <style:style style:name="P3" style:family="paragraph" style:parent-style-name="Standard">
      <style:text-properties style:font-name="Times" officeooo:rsid="000f601c" officeooo:paragraph-rsid="0015df64"/>
    </style:style>
    <style:style style:name="P4" style:family="paragraph" style:parent-style-name="Standard">
      <style:text-properties style:font-name="Times" officeooo:rsid="000f601c" officeooo:paragraph-rsid="0016fcce"/>
    </style:style>
    <style:style style:name="P5" style:family="paragraph" style:parent-style-name="Standard">
      <style:text-properties style:font-name="Times" officeooo:rsid="000f601c" officeooo:paragraph-rsid="00182c36"/>
    </style:style>
    <style:style style:name="T1" style:family="text">
      <style:text-properties officeooo:rsid="000f874d"/>
    </style:style>
    <style:style style:name="T2" style:family="text">
      <style:text-properties officeooo:rsid="000fdd6a"/>
    </style:style>
    <style:style style:name="T3" style:family="text">
      <style:text-properties officeooo:rsid="0012130d"/>
    </style:style>
    <style:style style:name="T4" style:family="text">
      <style:text-properties officeooo:rsid="0015df64"/>
    </style:style>
    <style:style style:name="T5" style:family="text">
      <style:text-properties officeooo:rsid="0016fcce"/>
    </style:style>
    <style:style style:name="T6" style:family="text">
      <style:text-properties officeooo:rsid="00182c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tão e Aristóteles são os autores responsáveis pela base do pensamento Ocidental,ou do pensamento clássico. Vistos como antagonicos e até como o começo do que se diria como o começo do conflito entre direita e esquerda no mundo <text:s/>mesmo que ainda de maneira arcaica. <text:span text:style-name="T1">Mesmo Aristóteles sendo aluno de Platão.</text:span></text:p>
      <text:p text:style-name="P2"><text:span text:style-name="T2">Platão cunhou o que seria o mundo das ideias , e que ela seria consequencia do mundo fisico , e com isso toda a filosofia e o ato de pensar do ser humano como uma mera Teoria e que as ideias são a nossa realidade. E que assim nós devemos buscar a verdade.</text:span></text:p>
      <text:p text:style-name="P2"><text:span text:style-name="T3">Com isso a filosofia ganha um papel contemplativo e especulativo da natureza ,analisando-se aquilo que a natureza nos dava como resposta.</text:span></text:p>
      <text:p text:style-name="P3"><text:span text:style-name="T3">Platão também foi responsavel pela criação do arquetipo do que seria hoje o Estado,comparando a estrutura do nosso corpo,alma e virtude em algo que seria a estrutura basica do Estado ,por isso reforço no que disse acima que Platão seria um começo do pensamento de esquerda . Platão propunha o estado como um sistema de castas ,cada um com seu papel . E cada um com o seu mundo de ideias tem o seu papel em algo maior , e que só o Estado poderia juntar isso e fazer de bom proveito.<text:line-break/>Outa contribuição de Platão para a filosofia foi a alegoria da caverna , essa talvez seja a única contribuiçao valida de Platao. <text:s/>Ela nos diz que estamos presos a nossas verdades e convicções e que se libertar dela requer um esforço inacreditavel , pois o nosso redor é rodeado por essas tradições ,ideias e certezas .<text:line-break/>Aristóteles já foi radicalmente diferente do seu mestre ,pois ao contrário do mundo das ideias de Platão. Aristóteles era não só um filósofo como também um cientista.Ele prefiria fazer experimentos com a natureza e por em pratica o que ele via na natureza. Enquanto Platão deixava tudo por inacabado e mistico com o seu mundo das ideias ,Aristoteles gostava de sistematizar e fazer caminhos por onde ele pudesse compreender da fato os percussos da natureza.</text:span></text:p>
      <text:p text:style-name="P4"><text:span text:style-name="T4">Aristóteles tem mais de 170 titulos assinados por ele , sintetizar o quao importante ele foi em apenas um texto seria impossivel então irei resumir mas sem entrar em maiores detalhes,pois este não é o objetivo do trabalho.<text:line-break/>Aristoteles criticou o <text:s/>mundo das ideias de platao ao afirmar que nem todas as ideias são inatas e tudo tem uma forma , e que essa forma era o que podiamos classificar objetos reais como objetos de fato e que a forma desse objeto em si é a ideia que temos sobre ela, e que Platão estaria somente duplicando as coisas .</text:span></text:p>
      <text:p text:style-name="P5"><text:span text:style-name="T5">Aristóteles foi muito importante pro rumo da ciencia , pois ele propos uma maneira de se pensar na substancias que os mais diferentes objetos da natureza tinham e ajudou a organizar elas em gavetas ,assim como arrumas nossas roupas cada um em sua comoda. Pra assim poder analisar melhor essas gavetas e poder ver diferenças entre duas camisas por exemplo. Com isso Aristóteles tambem se voltou a substancia do homem é disse que o homem precisava adquirir um meio termo para tudo para ser feliz, e que precisamos ser livres pra poder nos conhecermos como pessoas.<text:line-break/>Aristoteles também acreditava no Estado , mas não de maneira totalitária como Platao deixava subenetender , mas como uma forma de democracia ou monarquia ,ou até a aristocracia ,desde que não se tivesse governadores tiranos. </text:span></text:p>
      <text:p text:style-name="P5"><text:span text:style-name="T6">Porem Aristóteles acreditava na liberdade do homem , como uma forma de ética e isso pode ser considerado como um arquetipo da direita mesmo que ele não tenha devotado sua vida a sociedade e sim a forma da natureza em si .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9:38:14.802134757</meta:creation-date>
    <dc:date>2017-05-20T23:10:17.443440612</dc:date>
    <meta:editing-duration>PT1M15S</meta:editing-duration>
    <meta:editing-cycles>1</meta:editing-cycles>
    <meta:document-statistic meta:table-count="0" meta:image-count="0" meta:object-count="0" meta:page-count="1" meta:paragraph-count="7" meta:word-count="620" meta:character-count="3509" meta:non-whitespace-character-count="2890"/>
    <meta:generator>LibreOffice/5.1.6.2$Linux_X86_64 LibreOffice_project/10m0$Build-2</meta:generator>
  </office:meta>
</office:document-meta>
</file>